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20.323cm" svg:height="11.431cm" svg:x="8.901cm" svg:y="1.085cm">
            <draw:object draw:notify-on-update-of-ranges="Arkusz1.A2:Arkusz1.A31 Arkusz1.B1:Arkusz1.B1 Arkusz1.B2:Arkusz1.B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 100MeV)</text:p>
          </table:table-cell>
          <table:table-cell office:value-type="string" calcext:value-type="string">
            <text:p>N(n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05" calcext:value-type="float">
            <text:p>70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54" calcext:value-type="float">
            <text:p>97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720" calcext:value-type="float">
            <text:p>117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694" calcext:value-type="float">
            <text:p>136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750" calcext:value-type="float">
            <text:p>147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599" calcext:value-type="float">
            <text:p>155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749" calcext:value-type="float">
            <text:p>167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389" calcext:value-type="float">
            <text:p>1738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737" calcext:value-type="float">
            <text:p>197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893" calcext:value-type="float">
            <text:p>188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106" calcext:value-type="float">
            <text:p>1910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981" calcext:value-type="float">
            <text:p>2098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784" calcext:value-type="float">
            <text:p>2278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029" calcext:value-type="float">
            <text:p>2402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3133" calcext:value-type="float">
            <text:p>231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485" calcext:value-type="float">
            <text:p>254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264" calcext:value-type="float">
            <text:p>252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6303" calcext:value-type="float">
            <text:p>2630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752" calcext:value-type="float">
            <text:p>2675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8768" calcext:value-type="float">
            <text:p>287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9147" calcext:value-type="float">
            <text:p>2914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584" calcext:value-type="float">
            <text:p>295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1695" calcext:value-type="float">
            <text:p>3169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2265" calcext:value-type="float">
            <text:p>3226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2822" calcext:value-type="float">
            <text:p>3282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3355" calcext:value-type="float">
            <text:p>3335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3334" calcext:value-type="float">
            <text:p>33334</text:p>
          </table:table-cell>
        </table:table-row>
      </table:table>
      <table:named-expressions/>
      <table:database-ranges>
        <table:database-range table:name="__Anonymous_Sheet_DB__0" table:target-range-address="Arkusz1.A1:Arkusz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2:06:18.354326825</meta:creation-date>
    <dc:date>2024-03-10T22:34:32.392069011</dc:date>
    <meta:editing-duration>PT4M23S</meta:editing-duration>
    <meta:editing-cycles>2</meta:editing-cycles>
    <meta:generator>LibreOffice/7.3.7.2$Linux_X86_64 LibreOffice_project/30$Build-2</meta:generator>
    <meta:document-statistic meta:table-count="1" meta:cell-count="6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4cm" svg:height="11.432cm" xlink:href=".." xlink:type="simple" chart:class="chart:scatter" chart:style-name="ch1">
        <chart:title svg:x="5.488cm" svg:y="0.364cm" chart:style-name="ch2">
          <text:p>Zależnośc liczby neutronów od energii protonu</text:p>
        </chart:title>
        <chart:subtitle svg:x="7.644cm" svg:y="1.371cm" chart:style-name="ch3">
          <text:p>L=45cm %Pb = 75 Np=1000</text:p>
        </chart:subtitle>
        <chart:legend chart:legend-position="end" svg:x="16.89cm" svg:y="5.168cm" style:legend-expansion="high" chart:style-name="ch4"/>
        <chart:plot-area chart:style-name="ch5" table:cell-range-address="Arkusz1.A2:Arkusz1.B31 Arkusz1.B1:Arkusz1.B1" chart:data-source-has-labels="row" svg:x="1.417cm" svg:y="2.282cm" svg:width="15.067cm" svg:height="7.941cm">
          <chart:coordinate-region svg:x="2.594cm" svg:y="2.481cm" svg:width="13.61cm" svg:height="7.095cm"/>
          <chart:axis chart:dimension="x" chart:name="primary-x" chart:style-name="ch6">
            <chart:title svg:x="7.76cm" svg:y="10.237cm" chart:style-name="ch7">
              <text:p>E(100 MeV)</text:p>
            </chart:title>
          </chart:axis>
          <chart:axis chart:dimension="y" chart:name="primary-y" chart:style-name="ch8">
            <chart:title svg:x="0.451cm" svg:y="6.521cm" chart:style-name="ch9">
              <text:p>Nn</text:p>
            </chart:title>
            <chart:grid chart:style-name="ch10" chart:class="major"/>
          </chart:axis>
          <chart:series chart:style-name="ch11" chart:values-cell-range-address="Arkusz1.B2:Arkusz1.B31" chart:label-cell-address="Arkusz1.B1:Arkusz1.B1" chart:class="chart:scatter">
            <chart:domain table:cell-range-address="Arkusz1.A2:Arkusz1.A31"/>
            <chart:regression-curve chart:style-name="ch12">
              <chart:equation chart:display-equation="true" chart:display-r-square="true"/>
            </chart:regression-curve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(n)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A2:Arkusz1.A31</svg:desc>
                </draw:g>
              </table:table-cell>
              <table:table-cell office:value-type="float" office:value="646">
                <text:p>646</text:p>
                <draw:g>
                  <svg:desc>Arkusz1.B2:Arkusz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11720">
                <text:p>117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">
                <text:p>61</text:p>
              </table:table-cell>
              <table:table-cell office:value-type="float" office:value="13694">
                <text:p>13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14750">
                <text:p>147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15599">
                <text:p>15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16749">
                <text:p>167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">
                <text:p>101</text:p>
              </table:table-cell>
              <table:table-cell office:value-type="float" office:value="17389">
                <text:p>173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">
                <text:p>111</text:p>
              </table:table-cell>
              <table:table-cell office:value-type="float" office:value="19737">
                <text:p>19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">
                <text:p>121</text:p>
              </table:table-cell>
              <table:table-cell office:value-type="float" office:value="18893">
                <text:p>18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">
                <text:p>131</text:p>
              </table:table-cell>
              <table:table-cell office:value-type="float" office:value="19106">
                <text:p>19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">
                <text:p>141</text:p>
              </table:table-cell>
              <table:table-cell office:value-type="float" office:value="20981">
                <text:p>20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">
                <text:p>151</text:p>
              </table:table-cell>
              <table:table-cell office:value-type="float" office:value="22784">
                <text:p>227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">
                <text:p>161</text:p>
              </table:table-cell>
              <table:table-cell office:value-type="float" office:value="24029">
                <text:p>24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">
                <text:p>171</text:p>
              </table:table-cell>
              <table:table-cell office:value-type="float" office:value="23133">
                <text:p>23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">
                <text:p>181</text:p>
              </table:table-cell>
              <table:table-cell office:value-type="float" office:value="25485">
                <text:p>25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">
                <text:p>191</text:p>
              </table:table-cell>
              <table:table-cell office:value-type="float" office:value="25264">
                <text:p>25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">
                <text:p>201</text:p>
              </table:table-cell>
              <table:table-cell office:value-type="float" office:value="26303">
                <text:p>263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1">
                <text:p>211</text:p>
              </table:table-cell>
              <table:table-cell office:value-type="float" office:value="26752">
                <text:p>26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1">
                <text:p>221</text:p>
              </table:table-cell>
              <table:table-cell office:value-type="float" office:value="28768">
                <text:p>287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">
                <text:p>231</text:p>
              </table:table-cell>
              <table:table-cell office:value-type="float" office:value="29147">
                <text:p>291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">
                <text:p>241</text:p>
              </table:table-cell>
              <table:table-cell office:value-type="float" office:value="29584">
                <text:p>29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">
                <text:p>251</text:p>
              </table:table-cell>
              <table:table-cell office:value-type="float" office:value="31695">
                <text:p>316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">
                <text:p>261</text:p>
              </table:table-cell>
              <table:table-cell office:value-type="float" office:value="32265">
                <text:p>322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1">
                <text:p>271</text:p>
              </table:table-cell>
              <table:table-cell office:value-type="float" office:value="32822">
                <text:p>328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1">
                <text:p>281</text:p>
              </table:table-cell>
              <table:table-cell office:value-type="float" office:value="33355">
                <text:p>33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">
                <text:p>291</text:p>
              </table:table-cell>
              <table:table-cell office:value-type="float" office:value="33334">
                <text:p>33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